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AF000001318C475194.svm" manifest:media-type=""/>
  <manifest:file-entry manifest:full-path="Pictures/20000001000002500000012DBE1550B7.svm" manifest:media-type=""/>
  <manifest:file-entry manifest:full-path="Pictures/200000010000035600000131B4DD8AA8.svm" manifest:media-type=""/>
  <manifest:file-entry manifest:full-path="Pictures/200000020000028B0000011A28BC075B.eps" manifest:media-type=""/>
  <manifest:file-entry manifest:full-path="Pictures/20000001000001E2000000FA80285BC8.svm" manifest:media-type=""/>
  <manifest:file-entry manifest:full-path="Pictures/20000001000002590000012D24F88F01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53000000F286D453A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.193cm"/>
    </style:style>
    <style:style style:name="gr4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{} V_o 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V_{O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53cm" svg:height="4.571cm" svg:x="1.431cm" svg:y="0.682cm">
          <draw:image xlink:href="Pictures/200000020000028B0000011A28BC075B.eps" xlink:type="simple" xlink:show="embed" xlink:actuate="onLoad">
            <text:p/>
          </draw:image>
        </draw:frame>
        <draw:frame draw:style-name="gr2" draw:text-style-name="P2" draw:layer="layout" svg:width="0.937cm" svg:height="0.911cm" svg:x="11.727cm" svg:y="3.88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402cm" svg:y="4.266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0.748cm" svg:height="0.725cm" svg:x="0.742cm" svg:y="2.401cm">
          <draw:text-box>
            <text:p><text:span text:style-name="T3">+</text:span></text:p>
          </draw:text-box>
        </draw:frame>
        <draw:frame draw:style-name="gr3" draw:text-style-name="P3" draw:layer="layout" svg:width="0.693cm" svg:height="0.783cm" svg:x="0.77cm" svg:y="3.478cm">
          <draw:text-box>
            <text:p><text:span text:style-name="T3">-</text:span></text:p>
          </draw:text-box>
        </draw:frame>
        <draw:frame draw:style-name="gr4" draw:text-style-name="P1" draw:layer="layout" svg:width="0.709cm" svg:height="0.36cm" svg:x="8.235cm" svg:y="1.249cm">
          <draw:image xlink:href="Pictures/20000001000002500000012DBE1550B7.svm" xlink:type="simple" xlink:show="embed" xlink:actuate="onLoad">
            <text:p/>
          </draw:image>
        </draw:frame>
        <draw:frame draw:style-name="gr5" draw:text-style-name="P1" draw:layer="layout" svg:width="0.72cm" svg:height="0.36cm" svg:x="11.367cm" svg:y="1.249cm">
          <draw:image xlink:href="Pictures/20000001000002590000012D24F88F01.svm" xlink:type="simple" xlink:show="embed" xlink:actuate="onLoad">
            <text:p/>
          </draw:image>
        </draw:frame>
        <draw:frame draw:style-name="gr6" draw:text-style-name="P1" draw:layer="layout" svg:width="1.13cm" svg:height="0.365cm" svg:x="9.612cm" svg:y="2.323cm">
          <draw:image xlink:href="Pictures/20000001000003AF000001318C475194.svm" xlink:type="simple" xlink:show="embed" xlink:actuate="onLoad">
            <text:p/>
          </draw:image>
        </draw:frame>
        <draw:frame draw:style-name="gr7" draw:text-style-name="P1" draw:layer="layout" svg:width="0.406cm" svg:height="0.289cm" svg:x="10.522cm" svg:y="4.383cm">
          <draw:image xlink:href="Pictures/2000000100000153000000F286D453A3.svm" xlink:type="simple" xlink:show="embed" xlink:actuate="onLoad">
            <text:p/>
          </draw:image>
        </draw:frame>
        <draw:frame draw:style-name="gr4" draw:text-style-name="P1" draw:layer="layout" svg:width="0.709cm" svg:height="0.36cm" svg:x="2.716cm" svg:y="1.249cm">
          <draw:image xlink:href="Pictures/20000001000002500000012DBE1550B7.svm" xlink:type="simple" xlink:show="embed" xlink:actuate="onLoad">
            <text:p/>
          </draw:image>
        </draw:frame>
        <draw:frame draw:style-name="gr5" draw:text-style-name="P1" draw:layer="layout" svg:width="0.72cm" svg:height="0.36cm" svg:x="5.848cm" svg:y="1.249cm">
          <draw:image xlink:href="Pictures/20000001000002590000012D24F88F01.svm" xlink:type="simple" xlink:show="embed" xlink:actuate="onLoad">
            <text:p/>
          </draw:image>
        </draw:frame>
        <draw:frame draw:style-name="gr8" draw:text-style-name="P1" draw:layer="layout" svg:width="0.577cm" svg:height="0.299cm" svg:x="4.37cm" svg:y="2.242cm">
          <draw:image xlink:href="Pictures/20000001000001E2000000FA80285BC8.svm" xlink:type="simple" xlink:show="embed" xlink:actuate="onLoad">
            <text:p/>
          </draw:image>
        </draw:frame>
        <draw:frame draw:style-name="gr9" draw:text-style-name="P1" draw:layer="layout" svg:width="1.024cm" svg:height="0.365cm" svg:x="0.745cm" svg:y="3.117cm">
          <draw:image xlink:href="Pictures/200000010000035600000131B4DD8AA8.svm" xlink:type="simple" xlink:show="embed" xlink:actuate="onLoad">
            <text:p/>
          </draw:image>
        </draw:frame>
        <draw:frame draw:style-name="gr7" draw:text-style-name="P1" draw:layer="layout" svg:width="0.406cm" svg:height="0.289cm" svg:x="5.004cm" svg:y="4.383cm">
          <draw:image xlink:href="Pictures/2000000100000153000000F286D453A3.svm" xlink:type="simple" xlink:show="embed" xlink:actuate="onLoad">
            <text:p/>
          </draw:image>
        </draw:frame>
        <draw:frame draw:style-name="gr10" draw:text-style-name="P1" draw:layer="layout" svg:width="0.739cm" svg:height="0.365cm" svg:x="9.743cm" svg:y="0.31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739cm" svg:height="0.365cm" svg:x="4.26cm" svg:y="0.311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745cm" svg:height="0.36cm" svg:x="9.74cm" svg:y="5.397cm">
          <draw:image xlink:href="Pictures/200000010000026E0000012D2A70A9BF.svm" xlink:type="simple" xlink:show="embed" xlink:actuate="onLoad">
            <text:p/>
          </draw:image>
        </draw:frame>
        <draw:frame draw:style-name="gr11" draw:text-style-name="P1" draw:layer="layout" svg:width="0.745cm" svg:height="0.36cm" svg:x="4.257cm" svg:y="5.379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9T11:11:23</dc:date>
    <dc:creator>kkk </dc:creator>
    <meta:editing-duration>PT4M36S</meta:editing-duration>
    <meta:editing-cycles>2</meta:editing-cycles>
    <meta:generator>LibreOffice/3.3$Linux LibreOffice_project/330m19$Build-401</meta:generator>
    <meta:document-statistic meta:object-count="18"/>
  </office:meta>
</office:document-meta>
</file>